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4a900" officeooo:paragraph-rsid="0054a900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666666" fo:font-size="10pt" fo:letter-spacing="-0.004cm" fo:language="de" fo:country="DE" fo:font-style="normal" fo:font-weight="bold" officeooo:rsid="0053e87e" officeooo:paragraph-rsid="0053e87e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P10" style:family="paragraph" style:parent-style-name="Standard">
      <style:text-properties fo:color="#666666" fo:font-size="10pt" fo:font-style="italic" officeooo:rsid="0053e87e" officeooo:paragraph-rsid="0053e87e" style:font-size-asian="9.5pt" style:font-style-asian="italic" style:font-size-complex="10.8999996185303pt" style:font-style-complex="italic"/>
    </style:style>
    <style:style style:name="P11" style:family="paragraph" style:parent-style-name="Standard">
      <style:text-properties fo:color="#666666" fo:font-size="10pt" fo:font-style="italic" officeooo:rsid="0055c2cf" officeooo:paragraph-rsid="0055c2cf" style:font-size-asian="9.5pt" style:font-style-asian="italic" style:font-size-complex="10.8999996185303pt" style:font-style-complex="italic"/>
    </style:style>
    <style:style style:name="P12" style:family="paragraph" style:parent-style-name="Standard">
      <style:text-properties fo:color="#666666" fo:font-size="10pt" fo:letter-spacing="-0.004cm" fo:font-style="italic" officeooo:rsid="0053e87e" officeooo:paragraph-rsid="0053e87e" style:font-size-asian="9.5pt" style:font-style-asian="italic" style:font-size-complex="10.8999996185303pt" style:font-style-complex="italic"/>
    </style:style>
    <style:style style:name="P13" style:family="paragraph" style:parent-style-name="Standard" style:list-style-name="L1">
      <style:text-properties fo:color="#666666" fo:font-size="10pt" fo:font-style="italic" officeooo:rsid="0055c2cf" officeooo:paragraph-rsid="0055c2cf" style:font-size-asian="9.5pt" style:font-style-asian="italic" style:font-size-complex="10.8999996185303pt" style:font-style-complex="italic"/>
    </style:style>
    <style:style style:name="P14" style:family="paragraph" style:parent-style-name="Standard" style:list-style-name="L2">
      <style:text-properties fo:color="#666666" fo:font-size="10pt" fo:letter-spacing="-0.004cm" fo:font-style="italic" officeooo:rsid="0053e87e" officeooo:paragraph-rsid="0053e87e" style:font-size-asian="10pt" style:font-style-asian="italic" style:font-size-complex="10pt" style:font-style-complex="italic"/>
    </style:style>
    <style:style style:name="P15" style:family="paragraph" style:parent-style-name="Standard" style:list-style-name="L3">
      <style:text-properties fo:color="#666666" fo:font-size="10pt" fo:letter-spacing="-0.004cm" fo:font-style="italic" officeooo:rsid="0053e87e" officeooo:paragraph-rsid="0053e87e" style:font-size-asian="10pt" style:font-style-asian="italic" style:font-size-complex="10pt" style:font-style-complex="italic"/>
    </style:style>
    <style:style style:name="P16" style:family="paragraph" style:parent-style-name="Standard" style:list-style-name="L4">
      <style:text-properties fo:color="#666666" fo:font-size="10pt" fo:letter-spacing="-0.004cm" fo:font-style="italic" officeooo:rsid="0053e87e" officeooo:paragraph-rsid="0053e87e" style:font-size-asian="9.5pt" style:font-style-asian="italic" style:font-size-complex="10.8999996185303pt" style:font-style-complex="italic"/>
    </style:style>
    <style:style style:name="T1" style:family="text">
      <style:text-properties officeooo:rsid="001facb0"/>
    </style:style>
    <style:style style:name="T2" style:family="text">
      <style:text-properties officeooo:rsid="0058730b"/>
    </style:style>
    <style:style style:name="T3" style:family="text">
      <style:text-properties officeooo:rsid="0058d7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7">STRUKTUR</text:p>
          </table:table-cell>
        </table:table-row>
      </table:table>
      <text:p text:style-name="P9"/>
      <text:p text:style-name="P11">Index:</text:p>
      <text:list xml:id="list1085589791914161400" text:style-name="L1">
        <text:list-item>
          <text:p text:style-name="P13">Indexerklärung</text:p>
        </text:list-item>
        <text:list-item>
          <text:p text:style-name="P13">Termine</text:p>
        </text:list-item>
        <text:list-item>
          <text:p text:style-name="P13">Notendurchschnitt</text:p>
        </text:list-item>
        <text:list-item>
          <text:p text:style-name="P13">Et cetera</text:p>
        </text:list-item>
      </text:list>
      <text:p text:style-name="P10"/>
      <text:p text:style-name="P10">Fach:</text:p>
      <text:list xml:id="list4493761508045297517" text:style-name="L2">
        <text:list-item>
          <text:p text:style-name="P14">Kategorie</text:p>
        </text:list-item>
      </text:list>
      <text:list xml:id="list5296221081551351698" text:style-name="L3">
        <text:list-item>
          <text:p text:style-name="P15">Index</text:p>
        </text:list-item>
        <text:list-item>
          <text:p text:style-name="P15">Noten</text:p>
        </text:list-item>
        <text:list-item>
          <text:p text:style-name="P15">Arbeitsblätter</text:p>
        </text:list-item>
        <text:list-item>
          <text:p text:style-name="P15">Mitschriften</text:p>
        </text:list-item>
        <text:list-item>
          <text:p text:style-name="P15">Hausaufgaben</text:p>
        </text:list-item>
        <text:list-item>
          <text:p text:style-name="P15">Klausuren/<text:span text:style-name="T3">Tests</text:span></text:p>
          <text:p text:style-name="P15"/>
        </text:list-item>
      </text:list>
      <text:list xml:id="list8326648042992392597" text:style-name="L4">
        <text:list-item>
          <text:p text:style-name="P16">Seitennummern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4a900" officeooo:paragraph-rsid="0054a900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ERKLÄRUNG</text:p>
            </table:table-cell>
            <table:table-cell table:style-name="contactinfo.C1" office:value-type="string">
              <text:p text:style-name="MP4"/>
            </table:table-cell>
          </table:table-row>
          <table:table-row>
            <table:table-cell table:style-name="contactinfo.A2" office:value-type="string">
              <text:p text:style-name="MP5"><text:span text:style-name="MT1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2H12M54S</meta:editing-duration>
    <meta:editing-cycles>51</meta:editing-cycles>
    <meta:generator>LibreOffice/5.0.3.2$Linux_X86_64 LibreOffice_project/00m0$Build-2</meta:generator>
    <dc:title>Bewerbungsschreiben</dc:title>
    <dc:date>2015-11-09T16:57:09.567107759</dc:date>
    <meta:print-date>2015-10-18T16:47:35.696484082</meta:print-date>
    <meta:document-statistic meta:table-count="2" meta:image-count="0" meta:object-count="0" meta:page-count="1" meta:paragraph-count="20" meta:word-count="35" meta:character-count="219" meta:non-whitespace-character-count="215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